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etersburgC" svg:font-family="PetersburgC"/>
    <style:font-face style:name="FreeSans1" svg:font-family="FreeSans" style:font-family-generic="swiss"/>
    <style:font-face style:name="PhoneticTM" svg:font-family="PhoneticTM" style:font-family-generic="decorative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3.409cm" table:align="center" style:writing-mode="lr-tb"/>
    </style:style>
    <style:style style:name="Таблица1.A" style:family="table-column">
      <style:table-column-properties style:column-width="1.281cm"/>
    </style:style>
    <style:style style:name="Таблица1.B" style:family="table-column">
      <style:table-column-properties style:column-width="5.161cm"/>
    </style:style>
    <style:style style:name="Таблица1.C" style:family="table-column">
      <style:table-column-properties style:column-width="2.251cm"/>
    </style:style>
    <style:style style:name="Таблица1.D" style:family="table-column">
      <style:table-column-properties style:column-width="4.717cm"/>
    </style:style>
    <style:style style:name="Таблица1.1" style:family="table-row">
      <style:table-row-properties style:min-row-height="0.041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language-asian="ru" style:country-asian="RU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>
        <style:tab-stops>
          <style:tab-stop style:position="4.001cm" style:type="right"/>
          <style:tab-stop style:position="4.752cm" style:type="right"/>
          <style:tab-stop style:position="6.251cm"/>
          <style:tab-stop style:position="10.753cm" style:type="right"/>
          <style:tab-stop style:position="11.001cm"/>
        </style:tab-stops>
      </style:paragraph-properties>
    </style:style>
    <style:style style:name="P6" style:family="paragraph" style:parent-style-name="Standard">
      <style:text-properties style:font-name-asian="Symbol"/>
    </style:style>
    <style:style style:name="P7" style:family="paragraph" style:parent-style-name="Standard">
      <style:paragraph-properties>
        <style:tab-stops>
          <style:tab-stop style:position="4.001cm" style:type="right"/>
          <style:tab-stop style:position="4.752cm" style:type="right"/>
          <style:tab-stop style:position="6.251cm"/>
          <style:tab-stop style:position="10.753cm" style:type="right"/>
          <style:tab-stop style:position="11.001cm"/>
        </style:tab-stops>
      </style:paragraph-properties>
      <style:text-properties style:font-name-asian="Symbol" style:font-name-complex="Symbol"/>
    </style:style>
    <style:style style:name="P8" style:family="paragraph" style:parent-style-name="Standard">
      <style:paragraph-properties fo:text-align="justify" style:justify-single-word="false"/>
      <style:text-properties style:font-name-asian="Symbol"/>
    </style:style>
    <style:style style:name="P9" style:family="paragraph" style:parent-style-name="Standard">
      <style:paragraph-properties fo:text-align="center" style:justify-single-word="false"/>
      <style:text-properties style:font-name-asian="Symbol"/>
    </style:style>
    <style:style style:name="P10" style:family="paragraph" style:parent-style-name="Standard">
      <style:paragraph-properties>
        <style:tab-stops>
          <style:tab-stop style:position="4.001cm" style:type="right"/>
          <style:tab-stop style:position="4.752cm" style:type="right"/>
          <style:tab-stop style:position="6.251cm"/>
          <style:tab-stop style:position="10.753cm" style:type="right"/>
          <style:tab-stop style:position="11.001cm"/>
        </style:tab-stops>
      </style:paragraph-properties>
      <style:text-properties fo:language="ru" fo:country="RU" style:font-name-asian="Symbol" style:font-name-complex="Symbol"/>
    </style:style>
    <style:style style:name="P11" style:family="paragraph" style:parent-style-name="Standard">
      <style:text-properties fo:font-weight="bold" style:font-name-asian="Symbol" style:font-weight-asian="bold" style:font-weight-complex="bold"/>
    </style:style>
    <style:style style:name="P12" style:family="paragraph" style:parent-style-name="Standard">
      <style:paragraph-properties fo:margin-top="0.176cm" fo:margin-bottom="0.176cm" loext:contextual-spacing="false" style:text-autospace="ideograph-alpha"/>
      <style:text-properties style:language-asian="ru" style:country-asian="RU"/>
    </style:style>
    <style:style style:name="P13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14" style:family="paragraph" style:parent-style-name="Standard">
      <style:paragraph-properties fo:margin-left="0cm" fo:margin-right="0cm" fo:margin-top="0cm" fo:margin-bottom="0.423cm" loext:contextual-spacing="false" fo:text-align="justify" style:justify-single-word="false" fo:text-indent="1.27cm" style:auto-text-indent="false" fo:padding-left="0.141cm" fo:padding-right="0.141cm" fo:padding-top="0cm" fo:padding-bottom="0.035cm" fo:border="0.51pt solid #000000"/>
      <style:text-properties style:font-name-asian="Symbo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-asian="Symbol"/>
    </style:style>
    <style:style style:name="P16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-asian="Symbol"/>
    </style:style>
    <style:style style:name="P17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officeooo:paragraph-rsid="00062db9" style:font-name-asian="Symbol"/>
    </style:style>
    <style:style style:name="P18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officeooo:paragraph-rsid="0007ff92" style:font-name-asian="Symbol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-asian="Symbol"/>
    </style:style>
    <style:style style:name="P20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-asian="Symbol"/>
    </style:style>
    <style:style style:name="P21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name-asian="Symbol" style:font-weight-asian="bold" style:font-weight-complex="bold"/>
    </style:style>
    <style:style style:name="P22" style:family="paragraph" style:parent-style-name="Standard">
      <style:paragraph-properties fo:margin-top="0.423cm" fo:margin-bottom="0.212cm" loext:contextual-spacing="false" fo:text-align="center" style:justify-single-word="false"/>
      <style:text-properties fo:font-weight="bold" style:font-name-asian="Symbol" style:font-weight-asian="bold"/>
    </style:style>
    <style:style style:name="P23" style:family="paragraph" style:parent-style-name="Standard">
      <style:paragraph-properties fo:margin-left="0.635cm" fo:margin-right="0cm" fo:text-align="center" style:justify-single-word="false" fo:text-indent="-0.635cm" style:auto-text-indent="false">
        <style:tab-stops>
          <style:tab-stop style:position="0.635cm"/>
        </style:tab-stops>
      </style:paragraph-properties>
      <style:text-properties style:font-name-asian="Symbol"/>
    </style:style>
    <style:style style:name="P24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.751cm" style:auto-text-indent="false"/>
      <style:text-properties style:font-name-asian="Symbol"/>
    </style:style>
    <style:style style:name="P25" style:family="paragraph" style:parent-style-name="Standard">
      <style:paragraph-properties fo:margin-top="0.635cm" fo:margin-bottom="0cm" loext:contextual-spacing="false" fo:text-align="justify" style:justify-single-word="false">
        <style:tab-stops>
          <style:tab-stop style:position="13.002cm" style:type="right"/>
        </style:tab-stops>
      </style:paragraph-properties>
      <style:text-properties style:font-name-asian="Symbol"/>
    </style:style>
    <style:style style:name="P26" style:family="paragraph" style:parent-style-name="Standard">
      <style:paragraph-properties fo:margin-left="0cm" fo:margin-right="0.72cm" fo:margin-top="0.635cm" fo:margin-bottom="0cm" loext:contextual-spacing="false" fo:text-indent="0cm" style:auto-text-indent="false"/>
      <style:text-properties style:font-name-asian="Symbol"/>
    </style:style>
    <style:style style:name="P27" style:family="paragraph" style:parent-style-name="Standard" style:master-page-name="Standard">
      <style:paragraph-properties fo:margin-top="0.176cm" fo:margin-bottom="0.176cm" loext:contextual-spacing="false" style:page-number="auto" fo:break-before="column"/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P28" style:family="paragraph" style:parent-style-name="Standard" style:list-style-name="WW8Num11">
      <style:paragraph-properties style:text-autospace="ideograph-alpha"/>
    </style:style>
    <style:style style:name="P29" style:family="paragraph" style:parent-style-name="Standard" style:list-style-name="WW8Num11">
      <style:paragraph-properties style:text-autospace="ideograph-alpha"/>
      <style:text-properties fo:language="ru" fo:country="RU" style:font-name-asian="Symbol"/>
    </style:style>
    <style:style style:name="P30" style:family="paragraph" style:parent-style-name="Standard" style:list-style-name="WW8Num11">
      <style:paragraph-properties fo:text-align="justify" style:justify-single-word="false"/>
      <style:text-properties fo:language="ru" fo:country="RU" style:font-name-asian="Symbol"/>
    </style:style>
    <style:style style:name="P31" style:family="paragraph" style:parent-style-name="Standard" style:list-style-name="WW8Num11">
      <style:text-properties style:font-name-asian="Symbol"/>
    </style:style>
    <style:style style:name="P32" style:family="paragraph" style:parent-style-name="Standard" style:list-style-name="WW8Num11">
      <style:paragraph-properties style:text-autospace="ideograph-alpha"/>
      <style:text-properties style:font-name-asian="Symbol"/>
    </style:style>
    <style:style style:name="P33" style:family="paragraph" style:parent-style-name="Standard">
      <style:paragraph-properties fo:text-align="center" style:justify-single-word="false"/>
      <style:text-properties officeooo:rsid="0008c65f" officeooo:paragraph-rsid="0008c65f" style:font-name-asian="Symbol"/>
    </style:style>
    <style:style style:name="P34" style:family="paragraph" style:parent-style-name="Standard">
      <style:text-properties officeooo:rsid="0008c65f" officeooo:paragraph-rsid="0008c65f" style:font-name-asian="Symbo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8c65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name-complex="Symbol" style:font-style-complex="italic"/>
    </style:style>
    <style:style style:name="T10" style:family="text">
      <style:text-properties style:font-name="Symbol"/>
    </style:style>
    <style:style style:name="T11" style:family="text">
      <style:text-properties style:font-name-asian="Symbol"/>
    </style:style>
    <style:style style:name="T12" style:family="text">
      <style:text-properties fo:color="#000000" style:font-name="PetersburgC" style:font-name-complex="PetersburgC"/>
    </style:style>
    <style:style style:name="T13" style:family="text">
      <style:text-properties fo:font-size="11pt" style:font-size-asian="11pt"/>
    </style:style>
    <style:style style:name="T14" style:family="text">
      <style:text-properties style:font-name-asian="Arial"/>
    </style:style>
    <style:style style:name="T15" style:family="text">
      <style:text-properties officeooo:rsid="00062db9"/>
    </style:style>
    <style:style style:name="T16" style:family="text">
      <style:text-properties fo:language="en" fo:country="US" officeooo:rsid="0007ff92"/>
    </style:style>
    <style:style style:name="T17" style:family="text">
      <style:text-properties officeooo:rsid="0008c6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2"> </text:p>
      <text:p text:style-name="P1"/>
      <text:p text:style-name="P2">Національний університет<text:line-break/><text:span text:style-name="T4">“КИЄВО-МОГИЛЯНСЬКА АКАДЕМІЯ”</text:span></text:p>
      <text:p text:style-name="P4">Кафедра математики</text:p>
      <text:p text:style-name="P13"><text:span text:style-name="T6">Робочий тематичний план<text:line-break/></text:span><text:span text:style-name="T8">навчальної дисципліни<text:line-break/></text:span><text:span text:style-name="T1">Аналіз даних</text:span></text:p>
      <text:p text:style-name="P5">Обсяг годин<text:tab/>—<text:tab/><text:span text:style-name="T2">72</text:span><text:tab/>Триместри викладання<text:tab/>—<text:tab/><text:span text:style-name="T7"> 6д</text:span></text:p>
      <text:p text:style-name="P7"><text:span text:style-name="T10"></text:span> лекційних<text:tab/>—<text:tab/><text:span text:style-name="T2">1</text:span><text:span text:style-name="T3">4</text:span><text:tab/>Форма контролю<text:tab/>—<text:tab/>іспит</text:p>
      <text:p text:style-name="P7"><text:span text:style-name="T10"></text:span> практичних <text:tab/>—<text:tab/><text:span text:style-name="T3">30</text:span><text:tab/>Кредитів за курс<text:tab/>—<text:tab/>2</text:p>
      <text:p text:style-name="P7"><text:span text:style-name="T10"></text:span> самостійної роботи<text:tab/>—<text:tab/><text:span text:style-name="T3">28</text:span></text:p>
      <text:p text:style-name="P10"/>
      <text:p text:style-name="P14"><text:span text:style-name="T9">Предметом дисципліни є </text:span><text:span text:style-name="T12">задачі аналізу даних: оцінюваня параметрів розподілів, перевірки гіпотез щодо властивостей розподілів, елементи теорії кореляцій та задачі прикладного статистичного аналізу.</text:span><text:span text:style-name="T8"> Вимагає знання курсів математичного аналізу, теорії ймовірностей та математичної статистики. Забезпечує подальше виконання курсових, дипломних та магістерських робіт </text:span></text:p>
      <text:p text:style-name="P15"><text:span text:style-name="T5">Лекція 1.</text:span> /2год./ <text:span text:style-name="T5">Основні задачі та поняття теорії аналізу даних. Описова статистика.</text:span> Вибірковий метод. Числові емпіричні характеристики центральної тенденції. Числові емпіричні характеристики розсіювання.</text:p>
      <text:p text:style-name="P8"><text:span text:style-name="T5"><text:tab/>Практичне заняття 1.</text:span> /2год./ Побудова таблиці частот. Побудова полігону та гістограми. Побудова емпіричної функції розподілу. Обчислення числових характеристик центральної тенденції та розсіювання.</text:p>
      <text:p text:style-name="P15"><text:span text:style-name="T5">Лекція 2.</text:span> /2год./. <text:span text:style-name="T5">Властивості емпіричних характеристих. </text:span>Збіжність емпіричних характеристик до теоретичних. Незміщеність емпіричних числових характеристик вибірки.</text:p>
      <text:p text:style-name="P8"><text:span text:style-name="T5"><text:tab/>Практичне заняття 2.</text:span> /2год./ Описова статистика у статистичних пакетах, <text:span text:style-name="T16">Python</text:span>.</text:p>
      <text:p text:style-name="P15"><text:span text:style-name="T5">Лекція 3.</text:span> /2год./. <text:span text:style-name="T5">Оцінювання параметрів моделі.</text:span> Методи отримання оцінок: метод моментів, метод максимальної правдоподібності. Параметри розподілів. Оцінка параметрів, властивості оцінок. Точкові та інтервальні оцінки.</text:p>
      <text:p text:style-name="P16"><text:span text:style-name="T5"><text:tab/>Практичне заняття 3.</text:span> /2год./ Оцінювання параметрів розподілів методом моментів та максимальної правдоподібності.</text:p>
      <text:p text:style-name="P15"><text:span text:style-name="T5">Лекція 4.</text:span> /2год./ <text:span text:style-name="T5">Задачі перевірка гіпотез. Основні поняття. Перевірка гіпотез про розподіл вибірки.</text:span></text:p>
      <text:p text:style-name="P8">Задача вибору статистичної гіпотези – ймовірнісний підхід та методологія. Статистичні помилки 1-го та 2-го роду. Потужність критерію. Перевірка гіпотез про розподіл: критерій Колмогорова, критерій хі-квадрат.</text:p>
      <text:p text:style-name="P16"><text:span text:style-name="T5">Практичне заняття 4.</text:span> /2год./ Складання та розвязання задач на перевірку гіпотез: формулювання нульової та альтернативної гіпотези, визначення критерія для перевірки гіпотези, побудова функції потужності критерію, частотна інерпретація результатів. </text:p>
      <text:p text:style-name="P18"><text:span text:style-name="T5">Практичне заняття 5.</text:span> /2год./ <text:span text:style-name="T2">Перевірка гіпотези про нормальний розподіл вибірки, </text:span><text:span text:style-name="T16">Python</text:span><text:span text:style-name="T2">.</text:span></text:p>
      <text:p text:style-name="P19"><text:span text:style-name="T5">Лекція 5.</text:span> /2год./ <text:span text:style-name="T5">Гіпотези про однорідність.</text:span> <text:span text:style-name="T5">Параметричні та непараметричні критерії.</text:span></text:p>
      <text:p text:style-name="P8">Параметричний Т-критерій Стьюдента. Критерій Колмогорова. Критерій Вілкоксона. Критерій знаків.</text:p>
      <text:p text:style-name="P16"><text:span text:style-name="T5">Практичне заняття 6.</text:span> /2год./ Перевірка гіпотези про однорідність двох вибірок за Т-критерієм. Перевірка гіпотези про вплив за критерієм знаків. Перевірка гіпотези про однорідність за допомогою рангових критеріїв Вілкоксона та <text:s/>Мана-Уітні</text:p>
      <text:p text:style-name="P18"><text:span text:style-name="T5">Практичне заняття 7.</text:span> /2год./ Виконання задач у статистичному пакеті, <text:span text:style-name="T16">Python</text:span> на перевірку параметричних<text:span text:style-name="T2"> та непараметричних</text:span> гіпотез про однорідність вибірки: для залежних та незалежних вибірок.</text:p>
      <text:p text:style-name="P16"><text:span text:style-name="T5">Практичне заняття 8.</text:span> /2год./ Контрольна робота.</text:p>
      <text:p text:style-name="P20"><text:span text:style-name="T5">Лекція 6.</text:span> /2год./ <text:span text:style-name="T5">Кореляційний та регресійний аналіз.</text:span></text:p>
      <text:p text:style-name="P8">Кореляційний аналіз. Коефіцієнт лінійної кореляції Пірсона, коефіцієнти рангової кореляції Спірмена та Кендела. Регресійний аналіз. МНК. Загальна регресійна модель. </text:p>
      <text:p text:style-name="P16"><text:span text:style-name="T5">Практичне заняття 9.</text:span> /2год./ Побудова кореляційної таблиці за даними вибірки. Знаходження коефіцієнта лінійної кореляції Пірсона, коефіцієнти рангової кореляції Спірмена та Кендела. Перевірка гіпотез про значущість коефіцієнтів.</text:p>
      <text:p text:style-name="P16"><text:span text:style-name="T5">Практичне заняття 10.</text:span> /2год./ Знаходження рівняння прямої лінії регресії <text:span text:style-name="T15">МНК</text:span>.</text:p>
      <text:p text:style-name="P16"><text:span text:style-name="T5">Практичне заняття 11.</text:span> /2год./ Звичайна лінійна регресія, </text:p>
      <text:p text:style-name="P17"><text:span text:style-name="T5">Практичне заняття 12.</text:span> /2год./ <text:span text:style-name="T15">Б</text:span>агатофакторна регресія. Нелінійне оцінювання: логіт, пробіт, експоненційна та шматково-лінійна моделі в пакеті Статистика.</text:p>
      <text:p text:style-name="P21"/>
      <text:p text:style-name="P21">ПЕРЕЛІК РЕКОМЕНДОВАНОЇ ЛІТЕРАТУРИ</text:p>
      <text:list xml:id="list2478340543" text:style-name="WW8Num11">
        <text:list-item>
          <text:p text:style-name="P29">Айвазян С.А., Бухштабер В.М., Енюков И.С., Мешкалин Л.Д. Прикладная статистика: Классификация и снижение размерности. Справочное издание под ред. Айвазяна С.А. – М.: Финансы и статистика, 1989. – 607 с.</text:p>
        </text:list-item>
        <text:list-item>
          <text:p text:style-name="P29"><text:soft-page-break/>Айвазян С.А., Енюков И.С., Мешкалин Л.Д. Прикладная статистика: Основы моделирования и первичная обработка данных. Справочное издание под ред. Айвазяна С.А. – М.: Финансы и статистика, 1983. – 471 с.</text:p>
        </text:list-item>
        <text:list-item>
          <text:p text:style-name="P29">Айвазян С.А., Енюков И.С., Мешкалин Л.Д. Прикладная статистика: Исследование зависимостей. Справочное издание под ред. Айвазяна С.А. – М.: Финансы и статистика, 1985. – 471 с.</text:p>
        </text:list-item>
        <text:list-item>
          <text:p text:style-name="P32">Боровиков В. П. Популярное введение в программу Statistica. М., 2001</text:p>
        </text:list-item>
        <text:list-item>
          <text:p text:style-name="P31">Гихман<text:span text:style-name="T2"> И. И.</text:span>, Скороход<text:span text:style-name="T2"> А. В.</text:span>, Ядренко<text:span text:style-name="T2"> М. И</text:span>. Теория вероятностей и математическая статистика.<text:span text:style-name="T2"> —</text:span> К<text:span text:style-name="T2">.</text:span>: Вища школа, 1988. — 438 c.</text:p>
        </text:list-item>
        <text:list-item>
          <text:p text:style-name="P31"><text:span text:style-name="T2">Гмурман В.Е. Пособие по решению задач по теории вероятностей и математической статистики. — М.: Вісшая школа, 2000. — 345 с</text:span>.</text:p>
        </text:list-item>
        <text:list-item>
          <text:p text:style-name="P32">Дрейпер Н., Смит Г. “Прикладной регрессионн<text:span text:style-name="T2">ый анализ</text:span>”<text:span text:style-name="T2">, М., “Финансы и статистика”, 1986г. т.1-</text:span></text:p>
        </text:list-item>
        <text:list-item>
          <text:p text:style-name="P28"><text:span text:style-name="T11">Електронний підручник зі статистики: </text:span><text:a xlink:type="simple" xlink:href="http://www.statsoft.ru/home/textbook" text:style-name="Internet_20_link" text:visited-style-name="Visited_20_Internet_20_Link"><text:span text:style-name="Internet_20_link"><text:span text:style-name="T11">www.statsoft.ru/home/textbook</text:span></text:span></text:a></text:p>
        </text:list-item>
        <text:list-item>
          <text:p text:style-name="P32">Мамчич Т.І., Оленко А.Я., та ін. “Статистичний аналіз даних з пакетом Statistica”. Навчально-методичний посібник. – Дрогобич: <text:span text:style-name="T13">Видавнича фірма “Відродження”</text:span> , 2006 р. </text:p>
        </text:list-item>
        <text:list-item>
          <text:p text:style-name="P32">Оленко А.Я. <text:span text:style-name="T2">Комп”</text:span>ютерна статистика. Навчальний посібник. – К.: ВПЦ "Ки<text:span text:style-name="T2">ї</text:span>вський унiверситет", 2007. -174с.</text:p>
        </text:list-item>
        <text:list-item>
          <text:p text:style-name="P30">Таращанський М.Т., Щестюк Н.Ю. Теорія ймовірностей та математична статистика: Навч. Пос. — Л.: Вид-во СНУ, 2008. — 196 с.</text:p>
        </text:list-item>
        <text:list-item>
          <text:p text:style-name="P29">Факторный, дискриминантный и кластерный анализ. – М.: Финансы и статистика, 1989. – 215 с.</text:p>
        </text:list-item>
      </text:list>
      <text:p text:style-name="P22">УМОВИ ВИЗНАЧЕННЯ НАВЧАЛЬНОГО РЕЙТИНГ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><text:span text:style-name="T14">№</text:span><text:span text:style-name="T11"><text:line-break/>з/п</text:span></text:p>
          </table:table-cell>
          <table:table-cell table:style-name="Таблица1.A1" office:value-type="string">
            <text:p text:style-name="P9">Вид роботи</text:p>
          </table:table-cell>
          <table:table-cell table:style-name="Таблица1.A1" office:value-type="string">
            <text:p text:style-name="P9">Кількість</text:p>
          </table:table-cell>
          <table:table-cell table:style-name="Таблица1.D1" office:value-type="string">
            <text:p text:style-name="P9">Максимальна кількість балів</text:p>
          </table:table-cell>
        </table:table-row>
        <table:table-row table:style-name="Таблица1.1">
          <table:table-cell table:style-name="Таблица1.A1" office:value-type="string">
            <text:p text:style-name="P23">1</text:p>
          </table:table-cell>
          <table:table-cell table:style-name="Таблица1.A1" office:value-type="string">
            <text:p text:style-name="P6"><text:span text:style-name="T17">Дискусії(тести)</text:span> на <text:span text:style-name="T17">лекціях</text:span></text:p>
          </table:table-cell>
          <table:table-cell table:style-name="Таблица1.A1" office:value-type="string">
            <text:p text:style-name="P33">7</text:p>
          </table:table-cell>
          <table:table-cell table:style-name="Таблица1.D1" office:value-type="string">
            <text:p text:style-name="P33">14</text:p>
          </table:table-cell>
        </table:table-row>
        <table:table-row table:style-name="Таблица1.1">
          <table:table-cell table:style-name="Таблица1.A1" office:value-type="string">
            <text:p text:style-name="P23">2</text:p>
          </table:table-cell>
          <table:table-cell table:style-name="Таблица1.A1" office:value-type="string">
            <text:p text:style-name="P34">Участь у проектах</text:p>
          </table:table-cell>
          <table:table-cell table:style-name="Таблица1.A1" office:value-type="string">
            <text:p text:style-name="P33">3</text:p>
          </table:table-cell>
          <table:table-cell table:style-name="Таблица1.D1" office:value-type="string">
            <text:p text:style-name="P33">36</text:p>
          </table:table-cell>
        </table:table-row>
        <table:table-row table:style-name="Таблица1.1">
          <table:table-cell table:style-name="Таблица1.A1" office:value-type="string">
            <text:p text:style-name="P23">3</text:p>
          </table:table-cell>
          <table:table-cell table:style-name="Таблица1.A1" office:value-type="string">
            <text:p text:style-name="P6">Колоквіум</text:p>
          </table:table-cell>
          <table:table-cell table:style-name="Таблица1.A1" office:value-type="string">
            <text:p text:style-name="P9">1</text:p>
          </table:table-cell>
          <table:table-cell table:style-name="Таблица1.D1" office:value-type="string">
            <text:p text:style-name="P33">20</text:p>
          </table:table-cell>
        </table:table-row>
        <table:table-row table:style-name="Таблица1.1">
          <table:table-cell table:style-name="Таблица1.A1" office:value-type="string">
            <text:p text:style-name="P23">4</text:p>
          </table:table-cell>
          <table:table-cell table:style-name="Таблица1.A1" office:value-type="string">
            <text:p text:style-name="P11">Іспит</text:p>
          </table:table-cell>
          <table:table-cell table:style-name="Таблица1.A1" office:value-type="string">
            <text:p text:style-name="P9">1</text:p>
          </table:table-cell>
          <table:table-cell table:style-name="Таблица1.D1" office:value-type="string">
            <text:p text:style-name="P33">30</text:p>
          </table:table-cell>
        </table:table-row>
      </table:table>
      <text:p text:style-name="P24">До екзамену будуть допускатися студенти, які протягом триместру отримали не менше 35 балів. До перездачі екзамену будуть допускатися студенти, які при першій спробі здати екзамен в сумі отримали не менше 50 балів.</text:p>
      <text:p text:style-name="P25">Склав:<text:tab/>доцент Н. Ю. Щестюк</text:p>
      <text:p text:style-name="P26">Схвалено кафедрою __ <text:s text:c="2"/>201<text:span text:style-name="T16">8</text:span> р.</text:p>
      <text:p text:style-name="P25">Завідувач кафедри <text:tab/> Б.В. Олійни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etersburgC" svg:font-family="PetersburgC"/>
    <style:font-face style:name="FreeSans1" svg:font-family="FreeSans" style:font-family-generic="swiss"/>
    <style:font-face style:name="PhoneticTM" svg:font-family="PhoneticTM" style:font-family-generic="decorative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writing-mode="lr-tb"/>
      <style:text-properties style:use-window-font-color="true" style:font-name="Arial" fo:font-family="Arial" style:font-family-generic="swiss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26pt" fo:language="uk" fo:country="UA" style:font-size-asian="26pt" style:font-size-complex="26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.905cm" fo:margin-right="0cm" fo:text-align="justify" style:justify-single-word="false" fo:text-indent="0cm" style:auto-text-indent="false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1z0" style:family="text">
      <style:text-properties fo:language="ru" fo:country="RU" style:font-name-asian="Symbol" style:font-family-asian="Symbol" style:font-family-generic-asian="roman" style:font-pitch-asian="variable"/>
    </style:style>
    <style:style style:name="WW8Num12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5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PhoneticTM" fo:font-family="PhoneticTM" style:font-family-generic="decorative" style:font-pitch="variable" fo:font-size="14pt" fo:font-style="normal" fo:font-weight="normal" style:font-size-asian="14pt" style:font-style-asian="normal" style:font-weight-asian="normal" style:font-name-complex="PhoneticTM" style:font-family-complex="PhoneticTM" style:font-family-generic-complex="decorative" style:font-pitch-complex="variable" style:font-size-complex="14pt" style:font-style-complex="normal" style:font-weight-complex="normal"/>
    </style:style>
    <style:style style:name="WW8Num24z0" style:family="text"/>
    <style:style style:name="WW8Num25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9z0" style:family="text"/>
    <style:style style:name="WW8Num30z0" style:family="text"/>
    <style:style style:name="WW8Num31z0" style:family="text">
      <style:text-properties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4z0" style:family="text"/>
    <style:style style:name="WW8Num35z0" style:family="text"/>
    <style:style style:name="WW8Num36z0" style:family="text"/>
    <style:style style:name="WW8Num37z0" style:family="text"/>
    <style:style style:name="WW8Num38z0" style:family="text"/>
    <style:style style:name="WW8Num39z0" style:family="text"/>
    <style:style style:name="WW8Num40z0" style:family="text"/>
    <style:style style:name="WW8Num41z0" style:family="text">
      <style:text-properties style:font-name="Arial" fo:font-family="Arial" style:font-family-generic="swiss" style:font-pitch="variable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4z0" style:family="text"/>
    <style:style style:name="WW8NumSt2z0" style:family="text">
      <style:text-properties style:font-name="Arial" fo:font-family="Arial" style:font-family-generic="swiss" style:font-pitch="variable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Основной_20_шрифт_20_абзаца" style:display-name="Основной шрифт абзаца" style:family="text"/>
    <style:style style:name="Основной_20_шрифт" style:display-name="Основной шрифт" style:family="text"/>
    <style:style style:name="MTEquationSection" style:family="text" style:parent-style-name="Основной_20_шрифт">
      <style:text-properties fo:color="#ff0000" fo:font-size="10pt" style:font-size-asian="10pt" style:font-size-complex="10pt" text:display="non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8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Лекція " style:num-suffix="." style:num-format="1">
        <style:list-level-properties text:list-level-position-and-space-mode="label-alignment">
          <style:list-level-label-alignment text:label-followed-by="listtab" text:list-tab-stop-position="1.7cm" fo:text-indent="-1.7cm" fo:margin-left="1.7cm"/>
        </style:list-level-properties>
      </text:list-level-style-number>
      <text:list-level-style-number text:level="2" text:style-name="WW8Num2z0" style:num-prefix="Практичне заняття " style:num-suffix="." style:num-format="1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Лекція " style:num-suffix="." style:num-format="1">
        <style:list-level-properties text:list-level-position-and-space-mode="label-alignment" fo:text-align="end">
          <style:list-level-label-alignment text:label-followed-by="listtab" text:list-tab-stop-position="1.7cm" fo:text-indent="-1.392cm" fo:margin-left="1.9cm"/>
        </style:list-level-properties>
      </text:list-level-style-number>
      <text:list-level-style-number text:level="2" text:style-name="WW8Num4z0" style:num-prefix="Практичне заняття " style:num-suffix="." style:num-format="1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Лекція 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199cm" fo:margin-left="2cm"/>
        </style:list-level-properties>
      </text:list-level-style-number>
      <text:list-level-style-number text:level="2" text:style-name="WW8Num5z0" style:num-prefix="Практичне заняття " style:num-suffix="." style:num-format="1">
        <style:list-level-properties text:list-level-position-and-space-mode="label-alignment" fo:text-align="end">
          <style:list-level-label-alignment text:label-followed-by="listtab" text:list-tab-stop-position="3.9cm" fo:text-indent="-0.199cm" fo:margin-left="3.9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Лекція 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199cm" fo:margin-left="2cm"/>
        </style:list-level-properties>
      </text:list-level-style-number>
      <text:list-level-style-number text:level="2" text:style-name="WW8Num6z0" style:num-prefix="Практичне заняття " style:num-suffix="." style:num-format="1">
        <style:list-level-properties text:list-level-position-and-space-mode="label-alignment" fo:text-align="end">
          <style:list-level-label-alignment text:label-followed-by="listtab" text:list-tab-stop-position="3.701cm" fo:text-indent="-0.199cm" fo:margin-left="3.70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Лекція " style:num-suffix="." style:num-format="1">
        <style:list-level-properties text:list-level-position-and-space-mode="label-alignment" fo:text-align="end">
          <style:list-level-label-alignment text:label-followed-by="listtab" text:list-tab-stop-position="1.7cm" fo:text-indent="-0.199cm" fo:margin-left="1.9cm"/>
        </style:list-level-properties>
      </text:list-level-style-number>
      <text:list-level-style-number text:level="2" text:style-name="WW8Num8z0" style:num-prefix="Практичне заняття " style:num-suffix="." style:num-format="1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Лекція " style:num-suffix="." style:num-format="1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list-level-style-number>
      <text:list-level-style-number text:level="2" text:style-name="WW8Num12z0" style:num-prefix="Практичне заняття " style:num-suffix="." style:num-format="1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Лекція 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199cm" fo:margin-left="2cm"/>
        </style:list-level-properties>
      </text:list-level-style-number>
      <text:list-level-style-number text:level="2" text:style-name="WW8Num15z0" style:num-prefix="Практичне заняття " style:num-suffix="." style:num-format="1">
        <style:list-level-properties text:list-level-position-and-space-mode="label-alignment" fo:text-align="end">
          <style:list-level-label-alignment text:label-followed-by="listtab" text:list-tab-stop-position="3.9cm" fo:text-indent="-0.199cm" fo:margin-left="3.9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Лекція 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199cm" fo:margin-left="2cm"/>
        </style:list-level-properties>
      </text:list-level-style-number>
      <text:list-level-style-number text:level="2" text:style-name="WW8Num16z0" style:num-prefix="Практичне заняття " style:num-suffix="." style:num-format="1">
        <style:list-level-properties text:list-level-position-and-space-mode="label-alignment" fo:text-align="end">
          <style:list-level-label-alignment text:label-followed-by="listtab" text:list-tab-stop-position="3.9cm" fo:text-indent="-0.199cm" fo:margin-left="3.9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prefix="Лекція " style:num-suffix="." style:num-format="1">
        <style:list-level-properties text:list-level-position-and-space-mode="label-alignment">
          <style:list-level-label-alignment text:label-followed-by="listtab" text:list-tab-stop-position="2.101cm" fo:text-indent="-2.101cm" fo:margin-left="2.101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Статья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18z1" style:num-prefix="Раздел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WW8Num18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18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8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8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8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prefix="Лекція " style:num-suffix="." style:num-format="1">
        <style:list-level-properties text:list-level-position-and-space-mode="label-alignment" fo:text-align="end">
          <style:list-level-label-alignment text:label-followed-by="listtab" text:list-tab-stop-position="1.9cm" fo:text-indent="-0.199cm" fo:margin-left="1.9cm"/>
        </style:list-level-properties>
      </text:list-level-style-number>
      <text:list-level-style-number text:level="2" text:style-name="WW8Num20z0" style:num-prefix="Практичне заняття " style:num-suffix="." style:num-format="1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prefix="Лекція 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199cm" fo:margin-left="2cm"/>
        </style:list-level-properties>
      </text:list-level-style-number>
      <text:list-level-style-number text:level="2" text:style-name="WW8Num21z0" style:num-prefix="Практичне заняття " style:num-suffix="." style:num-format="1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prefix="Лекція " style:num-suffix="." style:num-format="1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 " style:num-format="1" text:start-value="5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Лекція " style:num-suffix="." style:num-format="1">
        <style:list-level-properties text:list-level-position-and-space-mode="label-alignment">
          <style:list-level-label-alignment text:label-followed-by="listtab" text:list-tab-stop-position="1.7cm" fo:text-indent="-1.7cm" fo:margin-left="1.7cm"/>
        </style:list-level-properties>
      </text:list-level-style-number>
      <text:list-level-style-number text:level="2" text:style-name="WW8Num25z0" style:num-prefix="Практичне заняття " style:num-suffix="." style:num-format="1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prefix="Практичне заняття " style:num-suffix="." style:num-format="1">
        <style:list-level-properties text:list-level-position-and-space-mode="label-alignment" fo:text-align="end">
          <style:list-level-label-alignment text:label-followed-by="listtab" text:list-tab-stop-position="3.9cm" fo:text-indent="-0.199cm" fo:margin-left="3.9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prefix="Лекція " style:num-suffix="." style:num-format="1">
        <style:list-level-properties text:list-level-position-and-space-mode="label-alignment">
          <style:list-level-label-alignment text:label-followed-by="listtab" text:list-tab-stop-position="1.7cm" fo:text-indent="-1.7cm" fo:margin-left="1.7cm"/>
        </style:list-level-properties>
      </text:list-level-style-number>
      <text:list-level-style-number text:level="2" text:style-name="WW8Num27z0" style:num-prefix="Практичне заняття " style:num-suffix="." style:num-format="1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prefix="Лекція 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199cm" fo:margin-left="2cm"/>
        </style:list-level-properties>
      </text:list-level-style-number>
      <text:list-level-style-number text:level="2" text:style-name="WW8Num31z0" style:num-prefix="Практичне заняття " style:num-suffix="." style:num-format="1">
        <style:list-level-properties text:list-level-position-and-space-mode="label-alignment" fo:text-align="end">
          <style:list-level-label-alignment text:label-followed-by="listtab" text:list-tab-stop-position="3.9cm" fo:text-indent="-0.199cm" fo:margin-left="3.9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. " style:num-format="1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2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2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2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аціональний університет</dc:title>
    <meta:initial-creator>Unknown</meta:initial-creator>
    <meta:creation-date>2009-07-22T12:14:00</meta:creation-date>
    <dc:date>2020-01-18T17:47:39.536320560</dc:date>
    <meta:print-date>2010-01-15T11:48:00</meta:print-date>
    <meta:editing-cycles>67</meta:editing-cycles>
    <meta:editing-duration>P3DT12H13M18S</meta:editing-duration>
    <meta:generator>LibreOffice/6.1.3.2$Linux_X86_64 LibreOffice_project/10$Build-2</meta:generator>
    <meta:document-statistic meta:table-count="1" meta:image-count="0" meta:object-count="0" meta:page-count="2" meta:paragraph-count="68" meta:word-count="721" meta:character-count="5704" meta:non-whitespace-character-count="5022"/>
    <meta:user-defined meta:name="MTWinEqns" meta:value-type="boolean">true</meta:user-defined>
  </office:meta>
</office:document-meta>
</file>